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14.607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632cm"/>
    </style:style>
    <style:style style:name="co12" style:family="table-column">
      <style:table-column-properties fo:break-before="auto" style:column-width="1.80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24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6.35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1.667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2.434cm" fo:break-before="auto" style:use-optimal-row-height="false"/>
    </style:style>
    <style:style style:name="ro16" style:family="table-row">
      <style:table-row-properties style:row-height="1.826cm" fo:break-before="auto" style:use-optimal-row-height="false"/>
    </style:style>
    <style:style style:name="ro17" style:family="table-row">
      <style:table-row-properties style:row-height="1.852cm" fo:break-before="auto" style:use-optimal-row-height="false"/>
    </style:style>
    <style:style style:name="ro18" style:family="table-row">
      <style:table-row-properties style:row-height="1.693cm" fo:break-before="auto" style:use-optimal-row-height="false"/>
    </style:style>
    <style:style style:name="ro19" style:family="table-row">
      <style:table-row-properties style:row-height="2.249cm" fo:break-before="auto" style:use-optimal-row-height="false"/>
    </style:style>
    <style:style style:name="ro20" style:family="table-row">
      <style:table-row-properties style:row-height="1.561cm" fo:break-before="auto" style:use-optimal-row-height="false"/>
    </style:style>
    <style:style style:name="ro21" style:family="table-row">
      <style:table-row-properties style:row-height="2.461cm" fo:break-before="auto" style:use-optimal-row-height="false"/>
    </style:style>
    <style:style style:name="ro22" style:family="table-row">
      <style:table-row-properties style:row-height="2.408cm" fo:break-before="auto" style:use-optimal-row-height="false"/>
    </style:style>
    <style:style style:name="ro23" style:family="table-row">
      <style:table-row-properties style:row-height="3.519cm" fo:break-before="auto" style:use-optimal-row-height="false"/>
    </style:style>
    <style:style style:name="ro24" style:family="table-row">
      <style:table-row-properties style:row-height="1.64cm" fo:break-before="auto" style:use-optimal-row-height="false"/>
    </style:style>
    <style:style style:name="ro25" style:family="table-row">
      <style:table-row-properties style:row-height="1.799cm" fo:break-before="auto" style:use-optimal-row-height="false"/>
    </style:style>
    <style:style style:name="ro26" style:family="table-row">
      <style:table-row-properties style:row-height="4.63cm" fo:break-before="auto" style:use-optimal-row-height="false"/>
    </style:style>
    <style:style style:name="ro27" style:family="table-row">
      <style:table-row-properties style:row-height="1.376cm" fo:break-before="auto" style:use-optimal-row-height="false"/>
    </style:style>
    <style:style style:name="ro28" style:family="table-row">
      <style:table-row-properties style:row-height="1.296cm" fo:break-before="auto" style:use-optimal-row-height="false"/>
    </style:style>
    <style:style style:name="ro29" style:family="table-row">
      <style:table-row-properties style:row-height="1.349cm" fo:break-before="auto" style:use-optimal-row-height="false"/>
    </style:style>
    <style:style style:name="ro30" style:family="table-row">
      <style:table-row-properties style:row-height="1.905cm" fo:break-before="auto" style:use-optimal-row-height="false"/>
    </style:style>
    <style:style style:name="ro31" style:family="table-row">
      <style:table-row-properties style:row-height="2.037cm" fo:break-before="auto" style:use-optimal-row-height="false"/>
    </style:style>
    <style:style style:name="ro32" style:family="table-row">
      <style:table-row-properties style:row-height="2.302cm" fo:break-before="auto" style:use-optimal-row-height="false"/>
    </style:style>
    <style:style style:name="ro33" style:family="table-row">
      <style:table-row-properties style:row-height="2.328cm" fo:break-before="auto" style:use-optimal-row-height="false"/>
    </style:style>
    <style:style style:name="ro34" style:family="table-row">
      <style:table-row-properties style:row-height="2.355cm" fo:break-before="auto" style:use-optimal-row-height="false"/>
    </style:style>
    <style:style style:name="ro35" style:family="table-row">
      <style:table-row-properties style:row-height="3.149cm" fo:break-before="auto" style:use-optimal-row-height="false"/>
    </style:style>
    <style:style style:name="ro36" style:family="table-row">
      <style:table-row-properties style:row-height="2.143cm" fo:break-before="auto" style:use-optimal-row-height="false"/>
    </style:style>
    <style:style style:name="ro37" style:family="table-row">
      <style:table-row-properties style:row-height="2.196cm" fo:break-before="auto" style:use-optimal-row-height="false"/>
    </style:style>
    <style:style style:name="ro38" style:family="table-row">
      <style:table-row-properties style:row-height="3.016cm" fo:break-before="auto" style:use-optimal-row-height="false"/>
    </style:style>
    <style:style style:name="ro39" style:family="table-row">
      <style:table-row-properties style:row-height="2.937cm" fo:break-before="auto" style:use-optimal-row-height="false"/>
    </style:style>
    <style:style style:name="ro40" style:family="table-row">
      <style:table-row-properties style:row-height="3.651cm" fo:break-before="auto" style:use-optimal-row-height="false"/>
    </style:style>
    <style:style style:name="ro41" style:family="table-row">
      <style:table-row-properties style:row-height="5.08cm" fo:break-before="auto" style:use-optimal-row-height="false"/>
    </style:style>
    <style:style style:name="ro42" style:family="table-row">
      <style:table-row-properties style:row-height="3.043cm" fo:break-before="auto" style:use-optimal-row-height="false"/>
    </style:style>
    <style:style style:name="ro43" style:family="table-row">
      <style:table-row-properties style:row-height="1.508cm" fo:break-before="auto" style:use-optimal-row-height="false"/>
    </style:style>
    <style:style style:name="ro44" style:family="table-row">
      <style:table-row-properties style:row-height="3.175cm" fo:break-before="auto" style:use-optimal-row-height="false"/>
    </style:style>
    <style:style style:name="ro45" style:family="table-row">
      <style:table-row-properties style:row-height="2.487cm" fo:break-before="auto" style:use-optimal-row-height="false"/>
    </style:style>
    <style:style style:name="ro46" style:family="table-row">
      <style:table-row-properties style:row-height="4.366cm" fo:break-before="auto" style:use-optimal-row-height="false"/>
    </style:style>
    <style:style style:name="ro47" style:family="table-row">
      <style:table-row-properties style:row-height="3.122cm" fo:break-before="auto" style:use-optimal-row-height="false"/>
    </style:style>
    <style:style style:name="ro48" style:family="table-row">
      <style:table-row-properties style:row-height="1.058cm" fo:break-before="auto" style:use-optimal-row-height="false"/>
    </style:style>
    <style:style style:name="ro49" style:family="table-row">
      <style:table-row-properties style:row-height="1.217cm" fo:break-before="auto" style:use-optimal-row-height="false"/>
    </style:style>
    <style:style style:name="ro50" style:family="table-row">
      <style:table-row-properties style:row-height="1.032cm" fo:break-before="auto" style:use-optimal-row-height="false"/>
    </style:style>
    <style:style style:name="ro51" style:family="table-row">
      <style:table-row-properties style:row-height="2.884cm" fo:break-before="auto" style:use-optimal-row-height="false"/>
    </style:style>
    <style:style style:name="ro52" style:family="table-row">
      <style:table-row-properties style:row-height="0.953cm" fo:break-before="auto" style:use-optimal-row-height="false"/>
    </style:style>
    <style:style style:name="ro53" style:family="table-row">
      <style:table-row-properties style:row-height="0.873cm" fo:break-before="auto" style:use-optimal-row-height="false"/>
    </style:style>
    <style:style style:name="ro54" style:family="table-row">
      <style:table-row-properties style:row-height="1.085cm" fo:break-before="auto" style:use-optimal-row-height="false"/>
    </style:style>
    <style:style style:name="ro55" style:family="table-row">
      <style:table-row-properties style:row-height="0.453cm" fo:break-before="auto" style:use-optimal-row-height="true"/>
    </style:style>
    <style:style style:name="ro56" style:family="table-row">
      <style:table-row-properties style:row-height="0.0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3" number:language="ru" number:country="RU">
      <number:number number:decimal-places="0" number:min-integer-digits="1" number:grouping="true"/>
    </number:number-style>
    <number:text-style style:name="N8100" number:language="ru" number:country="RU">
      <number:text-content/>
    </number:text-style>
    <style:style style:name="ce1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Обычный_20_2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Обычный_20_2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Обычный_20_2" style:data-style-name="N8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Обычный_20_2" style:data-style-name="N81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Обычный_20_2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" style:family="table-cell" style:parent-style-name="Excel_20_Built-in_20_Normal">
      <style:table-cell-properties fo:background-color="#ffff66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" style:family="table-cell" style:parent-style-name="Excel_20_Built-in_20_Normal" style:data-style-name="N8001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Excel_20_Built-in_20_Normal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Обычный_20_2" style:data-style-name="N8100">
      <style:table-cell-properties fo:background-color="#ffff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Обычный_20_2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Обычный_20_2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Обычный_20_2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0" style:family="table-cell" style:parent-style-name="Обычный_20_2" style:data-style-name="N81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Обычный_20_2" style:data-style-name="N81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Обычный_20_2" style:data-style-name="N8100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Обычный_20_2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Обычный_20_2" style:data-style-name="N8100">
      <style:table-cell-properties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8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Обычный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0" style:family="table-cell" style:parent-style-name="Обычный_20_2">
      <style:table-cell-properties style:cell-protect="protected" style:print-content="tru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Обычный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3" style:family="table-cell" style:parent-style-name="Обычный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4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5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6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Обычный_20_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ffff66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0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3" style:family="table-cell" style:parent-style-name="Обычный_20_2">
      <style:table-cell-properties fo:background-color="#ffff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Excel_20_Built-in_20_Normal">
      <style:table-cell-properties fo:background-color="#dce6f2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6" style:family="table-cell" style:parent-style-name="Excel_20_Built-in_20_Normal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8" style:family="table-cell" style:parent-style-name="Обычный_20_2" style:data-style-name="N8100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Обычный_20_2" style:data-style-name="N8003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0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1" style:family="table-cell" style:parent-style-name="Обычный_20_2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Обычный_20_2" style:data-style-name="N8003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3" style:family="table-cell" style:parent-style-name="Обычный_20_2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Обычный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Обычный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6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Обычный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Обычный_20_2" style:data-style-name="N800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9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60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1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2" style:family="table-cell" style:parent-style-name="Обычный_20_2" style:data-style-name="N8000">
      <style:table-cell-properties fo:border-bottom="0.035cm solid #000000" fo:background-color="#ffff66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Обычный_20_2" style:data-style-name="N80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Обычный_20_2" style:data-style-name="N8000">
      <style:table-cell-properties fo:border-bottom="0.035cm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Обычный_20_2" style:data-style-name="N8000">
      <style:table-cell-properties fo:border-bottom="0.035cm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Обычный_20_2" style:data-style-name="N8000">
      <style:table-cell-properties fo:border-bottom="0.035cm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Обычный_20_2" style:data-style-name="N8000">
      <style:table-cell-properties fo:border-bottom="0.035cm solid #000000" fo:background-color="#92d05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Обычный_20_2" style:data-style-name="N8000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Обычный_20_2" style:data-style-name="N8000">
      <style:table-cell-properties style:cell-protect="protected" style:print-content="tru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Обычный_20_2" style:data-style-name="N106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1" style:family="table-cell" style:parent-style-name="Обычный_20_2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2" style:family="table-cell" style:parent-style-name="Обычный_20_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3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4" style:family="table-cell" style:parent-style-name="Обычный_20_2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5" style:family="table-cell" style:parent-style-name="Обычный_20_2" style:data-style-name="N106">
      <style:table-cell-properties fo:border-bottom="0.035cm solid #000000" fo:background-color="#ffff66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Обычный_20_2" style:data-style-name="N106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Обычный_20_2" style:data-style-name="N106">
      <style:table-cell-properties fo:border-bottom="0.035cm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Обычный_20_2" style:data-style-name="N106">
      <style:table-cell-properties fo:border-bottom="0.035cm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Обычный_20_2" style:data-style-name="N106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Обычный_20_2" style:data-style-name="N106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Обычный_20_2" style:data-style-name="N106">
      <style:table-cell-properties style:cell-protect="protected" style:print-content="tru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Обычный_20_2" style:data-style-name="N10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Обычный_20_2" style:data-style-name="N800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4" style:family="table-cell" style:parent-style-name="Обычный_20_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Обычный_20_2" style:data-style-name="N8001">
      <style:table-cell-properties fo:border-bottom="0.035cm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Обычный_20_2" style:data-style-name="N106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7" style:family="table-cell" style:parent-style-name="Обычный_20_2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8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9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0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1" style:family="table-cell" style:parent-style-name="Обычный_20_2">
      <style:table-cell-properties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2" style:family="table-cell" style:parent-style-name="Обычный_20_2">
      <style:table-cell-properties style:cell-protect="none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3" style:family="table-cell" style:parent-style-name="Обычный_20_2">
      <style:table-cell-properties fo:border-bottom="0.035cm solid #000000" style:cell-protect="protected" style:print-content="tru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4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5" style:family="table-cell" style:parent-style-name="Обычный_20_2" style:data-style-name="N8001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96" style:family="table-cell" style:parent-style-name="Обычный_20_2" style:data-style-name="N8001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97" style:family="table-cell" style:parent-style-name="Обычный_20_2" style:data-style-name="N8001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98" style:family="table-cell" style:parent-style-name="Обычный_20_2" style:data-style-name="N8001">
      <style:table-cell-properties fo:border-bottom="0.035cm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99" style:family="table-cell" style:parent-style-name="Обычный_20_2" style:data-style-name="N80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Обычный_20_2" style:data-style-name="N8001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01" style:family="table-cell" style:parent-style-name="Обычный_20_2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Обычный_20_2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4" style:family="table-cell" style:parent-style-name="Обычный_20_2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5" style:family="table-cell" style:parent-style-name="Обычный_20_2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6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7" style:family="table-cell" style:parent-style-name="Обычный_20_2" style:data-style-name="N106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08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09" style:family="table-cell" style:parent-style-name="Обычный_20_2" style:data-style-name="N106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10" style:family="table-cell" style:parent-style-name="Обычный_20_2" style:data-style-name="N106">
      <style:table-cell-properties fo:border-bottom="0.035cm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11" style:family="table-cell" style:parent-style-name="Обычный_20_2" style:data-style-name="N106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Обычный_20_2" style:data-style-name="N106">
      <style:table-cell-properties fo:border-bottom="0.035cm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#REF!&lt;(#REF!+#REF!+#REF!))" style:apply-style-name="ConditionalStyle_5f_1" style:base-cell-address="Sheet1.A1"/>
    </style:style>
    <style:style style:name="ce113" style:family="table-cell" style:parent-style-name="Обычный_20_2" style:data-style-name="N106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Обычный_20_2" style:data-style-name="N106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8" style:family="table-cell" style:parent-style-name="Обычный_20_2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9" style:family="table-cell" style:parent-style-name="Обычный_20_2" style:data-style-name="N8000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Обычный_20_2" style:data-style-name="N106">
      <style:table-cell-properties fo:background-color="#dce6f2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Обычный_20_2" style:data-style-name="N106">
      <style:table-cell-properties fo:background-color="#dce6f2" style:cell-protect="protected" style:print-content="true"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Обычный_20_2" style:data-style-name="N106">
      <style:table-cell-properties fo:background-color="#ffffff" style:cell-protect="protected" style:print-content="true"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Обычный_20_2" style:data-style-name="N107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4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5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6" style:family="table-cell" style:parent-style-name="Обычный_20_2" style:data-style-name="N107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7" style:family="table-cell" style:parent-style-name="Обычный_20_2" style:data-style-name="N106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8" style:family="table-cell" style:parent-style-name="Обычный_20_2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9" style:family="table-cell" style:parent-style-name="Обычный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0" style:family="table-cell" style:parent-style-name="Обычный_20_2" style:data-style-name="N107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1" style:family="table-cell" style:parent-style-name="Обычный_20_2" style:data-style-name="N106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2" style:family="table-cell" style:parent-style-name="Обычный_20_2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3" style:family="table-cell" style:parent-style-name="Обычный_20_2" style:data-style-name="N106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69"/>
        <table:table-column table:style-name="co4" table:default-cell-style-name="ce81"/>
        <table:table-column table:style-name="co3" table:default-cell-style-name="ce69"/>
        <table:table-column table:style-name="co5" table:default-cell-style-name="ce81"/>
        <table:table-column table:style-name="co6" table:default-cell-style-name="ce69"/>
        <table:table-column table:style-name="co4" table:default-cell-style-name="ce81"/>
        <table:table-column table:style-name="co6" table:default-cell-style-name="ce69"/>
        <table:table-column table:style-name="co4" table:default-cell-style-name="ce81"/>
        <table:table-column table:style-name="co6" table:default-cell-style-name="ce69"/>
        <table:table-column table:style-name="co5" table:default-cell-style-name="ce81"/>
        <table:table-column table:style-name="co3" table:default-cell-style-name="ce69"/>
        <table:table-column table:style-name="co5" table:default-cell-style-name="ce81"/>
        <table:table-column table:style-name="co5" table:default-cell-style-name="ce69"/>
        <table:table-column table:style-name="co7" table:default-cell-style-name="ce81"/>
        <table:table-column table:style-name="co6" table:default-cell-style-name="ce69"/>
        <table:table-column table:style-name="co4" table:default-cell-style-name="ce81"/>
        <table:table-column table:style-name="co6" table:default-cell-style-name="ce69"/>
        <table:table-column table:style-name="co4" table:default-cell-style-name="ce81"/>
        <table:table-column table:style-name="co6" table:default-cell-style-name="ce69"/>
        <table:table-column table:style-name="co8" table:default-cell-style-name="ce81"/>
        <table:table-column table:style-name="co3" table:default-cell-style-name="ce69"/>
        <table:table-column table:style-name="co5" table:default-cell-style-name="ce81"/>
        <table:table-column table:style-name="co6" table:default-cell-style-name="ce69"/>
        <table:table-column table:style-name="co5" table:default-cell-style-name="ce81"/>
        <table:table-column table:style-name="co6" table:default-cell-style-name="ce69"/>
        <table:table-column table:style-name="co5" table:default-cell-style-name="ce81"/>
        <table:table-column table:style-name="co6" table:default-cell-style-name="ce69"/>
        <table:table-column table:style-name="co4" table:default-cell-style-name="ce81"/>
        <table:table-column table:style-name="co9" table:default-cell-style-name="ce69"/>
        <table:table-column table:style-name="co5" table:default-cell-style-name="ce81"/>
        <table:table-column table:style-name="co10" table:default-cell-style-name="ce30"/>
        <table:table-column table:style-name="co11" table:default-cell-style-name="ce30"/>
        <table:table-column table:style-name="co12" table:number-columns-repeated="990" table:default-cell-style-name="ce30"/>
        <table:table-row table:style-name="ro1">
          <table:table-cell table:style-name="ce1" office:value-type="string" table:number-columns-spanned="6" table:number-rows-spanned="1">
            <text:p>Формализованный документ 0902</text:p>
          </table:table-cell>
          <table:covered-table-cell table:number-columns-repeated="5" table:style-name="ce31"/>
          <table:table-cell table:style-name="ce90" office:value-type="string" table:number-columns-spanned="13" table:number-rows-spanned="1">
            <text:p>ОТЧЕТ</text:p>
          </table:table-cell>
          <table:covered-table-cell table:number-columns-repeated="12" table:style-name="ce103"/>
          <table:table-cell table:style-name="ce87"/>
          <table:table-cell table:style-name="ce84"/>
          <table:table-cell table:style-name="ce87"/>
          <table:table-cell table:style-name="ce84"/>
          <table:table-cell table:style-name="ce124" office:value-type="string" table:number-columns-spanned="3" table:number-rows-spanned="1">
            <text:p>Приложение 2</text:p>
          </table:table-cell>
          <table:covered-table-cell table:number-columns-repeated="2" table:style-name="ce128"/>
          <table:table-cell table:style-name="ce59"/>
          <table:table-cell table:style-name="ce71"/>
          <table:table-cell table:style-name="ce84"/>
          <table:table-cell table:style-name="ce86"/>
          <table:table-cell table:style-name="ce83"/>
          <table:table-cell table:style-name="ce133"/>
          <table:table-cell table:number-columns-repeated="992"/>
        </table:table-row>
        <table:table-row table:style-name="ro2">
          <table:table-cell table:style-name="ce2" office:value-type="string" table:number-columns-spanned="6" table:number-rows-spanned="1">
            <text:p>Отделения ПФР и структурные подразделения Исполнительной дирекции ПФР </text:p>
          </table:table-cell>
          <table:covered-table-cell table:number-columns-repeated="5" table:style-name="ce32"/>
          <table:table-cell table:style-name="ce90" office:value-type="string" table:number-columns-spanned="13" table:number-rows-spanned="1">
            <text:p>об исках, предъявленных к территориальным органам ПФР и ПФР</text:p>
          </table:table-cell>
          <table:covered-table-cell table:number-columns-repeated="12" table:style-name="ce103"/>
          <table:table-cell table:style-name="ce87"/>
          <table:table-cell table:style-name="ce84"/>
          <table:table-cell table:style-name="ce87"/>
          <table:table-cell table:style-name="ce58"/>
          <table:table-cell table:style-name="ce125" office:value-type="string" table:number-columns-spanned="3" table:number-rows-spanned="1">
            <text:p>УТВЕРЖДЕНА </text:p>
          </table:table-cell>
          <table:covered-table-cell table:number-columns-repeated="2" table:style-name="ce129"/>
          <table:table-cell table:style-name="ce58"/>
          <table:table-cell table:style-name="ce70"/>
          <table:table-cell table:style-name="ce58"/>
          <table:table-cell table:style-name="ce86"/>
          <table:table-cell table:style-name="ce58"/>
          <table:table-cell table:style-name="ce133"/>
          <table:table-cell table:number-columns-repeated="992"/>
        </table:table-row>
        <table:table-row table:style-name="ro3">
          <table:table-cell table:style-name="ce2" office:value-type="string" table:number-columns-spanned="6" table:number-rows-spanned="1">
            <text:p>представляют обобщенный документ в Департамент правовой политики</text:p>
          </table:table-cell>
          <table:covered-table-cell table:number-columns-repeated="5" table:style-name="ce32"/>
          <table:table-cell table:style-name="ce91" office:value-type="string" table:number-columns-spanned="13" table:number-rows-spanned="1">
            <text:p>за _____________квартал 20_____ года</text:p>
          </table:table-cell>
          <table:covered-table-cell table:number-columns-repeated="12" table:style-name="ce104"/>
          <table:table-cell table:style-name="ce86"/>
          <table:table-cell table:style-name="ce83"/>
          <table:table-cell table:style-name="ce86"/>
          <table:table-cell table:style-name="ce123"/>
          <table:table-cell table:style-name="ce126" office:value-type="string" table:number-columns-spanned="8" table:number-rows-spanned="1">
            <text:p>постановлением <text:s/>Правления ПФР</text:p>
          </table:table-cell>
          <table:covered-table-cell table:number-columns-repeated="7" table:style-name="ce130"/>
          <table:table-cell table:style-name="ce133"/>
          <table:table-cell table:number-columns-repeated="992"/>
        </table:table-row>
        <table:table-row table:style-name="ro4">
          <table:table-cell table:style-name="ce3" office:value-type="string" table:number-columns-spanned="6" table:number-rows-spanned="1">
            <text:p>не позднее 1 числа второго месяца, следующего за отчетным кварталом</text:p>
          </table:table-cell>
          <table:covered-table-cell table:number-columns-repeated="5" table:style-name="ce33"/>
          <table:table-cell table:style-name="ce83"/>
          <table:table-cell table:style-name="ce86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83"/>
          <table:table-cell table:style-name="ce86"/>
          <table:table-cell table:style-name="ce58"/>
          <table:table-cell table:style-name="ce70"/>
          <table:table-cell table:style-name="ce58"/>
          <table:table-cell table:style-name="ce125" table:number-columns-spanned="3" table:number-rows-spanned="1"/>
          <table:covered-table-cell table:number-columns-repeated="2" table:style-name="ce129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133"/>
          <table:table-cell table:number-columns-repeated="992"/>
        </table:table-row>
        <table:table-row table:style-name="ro5">
          <table:table-cell table:style-name="ce2" table:number-columns-spanned="6" table:number-rows-spanned="1"/>
          <table:covered-table-cell table:number-columns-repeated="5" table:style-name="ce32"/>
          <table:table-cell table:style-name="ce92" office:value-type="string" table:number-columns-spanned="13" table:number-rows-spanned="1">
            <text:p>по состоянию на <text:s/>"___" __________20___г.</text:p>
          </table:table-cell>
          <table:covered-table-cell table:number-columns-repeated="12" table:style-name="ce105"/>
          <table:table-cell table:style-name="ce86"/>
          <table:table-cell table:style-name="ce58"/>
          <table:table-cell table:style-name="ce70"/>
          <table:table-cell table:style-name="ce58"/>
          <table:table-cell table:style-name="ce125" office:value-type="string" table:number-columns-spanned="4" table:number-rows-spanned="1">
            <text:p>от </text:p>
          </table:table-cell>
          <table:covered-table-cell table:number-columns-repeated="3" table:style-name="ce129"/>
          <table:table-cell table:style-name="ce70"/>
          <table:table-cell table:style-name="ce58"/>
          <table:table-cell table:style-name="ce70"/>
          <table:table-cell table:style-name="ce58"/>
          <table:table-cell table:style-name="ce133"/>
          <table:table-cell table:number-columns-repeated="992"/>
        </table:table-row>
        <table:table-row table:style-name="ro6">
          <table:table-cell table:style-name="ce3" table:number-columns-spanned="6" table:number-rows-spanned="1"/>
          <table:covered-table-cell table:number-columns-repeated="5" table:style-name="ce33"/>
          <table:table-cell table:style-name="ce92" office:value-type="string" table:number-columns-spanned="13" table:number-rows-spanned="1">
            <text:p>_______________________________________________ <text:s text:c="2"/><text:span text:style-name="T3"><text:s text:c="2"/></text:span><text:span text:style-name="T3"><text:s text:c="131"/></text:span><text:span text:style-name="T3"><text:s text:c="100"/>(наименование </text:span><text:span text:style-name="T3">ОПФР/структурного подразделения Исполнительной дирекции ПФР)</text:span></text:p>
          </table:table-cell>
          <table:covered-table-cell table:number-columns-repeated="12" table:style-name="ce105"/>
          <table:table-cell table:style-name="ce86"/>
          <table:table-cell table:style-name="ce58"/>
          <table:table-cell table:style-name="ce70"/>
          <table:table-cell table:style-name="ce58"/>
          <table:table-cell table:style-name="ce127" office:value-type="string" table:number-columns-spanned="4" table:number-rows-spanned="1">
            <text:p>№ </text:p>
          </table:table-cell>
          <table:covered-table-cell table:number-columns-repeated="3" table:style-name="ce131"/>
          <table:table-cell table:style-name="ce70"/>
          <table:table-cell table:style-name="ce58"/>
          <table:table-cell table:style-name="ce70"/>
          <table:table-cell table:style-name="ce58"/>
          <table:table-cell table:style-name="ce133"/>
          <table:table-cell table:number-columns-repeated="992"/>
        </table:table-row>
        <table:table-row table:style-name="ro7">
          <table:table-cell table:style-name="ce4"/>
          <table:table-cell table:style-name="ce34"/>
          <table:table-cell table:style-name="ce58"/>
          <table:table-cell table:style-name="ce70"/>
          <table:table-cell table:style-name="ce83"/>
          <table:table-cell table:style-name="ce86"/>
          <table:table-cell table:style-name="ce93" table:number-columns-spanned="13" table:number-rows-spanned="2"/>
          <table:covered-table-cell table:number-columns-repeated="12" table:style-name="ce106"/>
          <table:table-cell table:style-name="ce86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133"/>
          <table:table-cell table:number-columns-repeated="992"/>
        </table:table-row>
        <table:table-row table:style-name="ro8">
          <table:table-cell table:style-name="ce4"/>
          <table:table-cell table:style-name="ce35"/>
          <table:table-cell table:style-name="ce59"/>
          <table:table-cell table:style-name="ce71"/>
          <table:table-cell table:style-name="ce84"/>
          <table:table-cell table:style-name="ce87"/>
          <table:covered-table-cell table:number-columns-repeated="13" table:style-name="ce94"/>
          <table:table-cell table:style-name="ce87"/>
          <table:table-cell table:style-name="ce59"/>
          <table:table-cell table:style-name="ce71"/>
          <table:table-cell table:style-name="ce59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58"/>
          <table:table-cell table:style-name="ce70"/>
          <table:table-cell table:style-name="ce132" office:value-type="string" table:number-columns-spanned="2" table:number-rows-spanned="1">
            <text:p>Форма 2</text:p>
          </table:table-cell>
          <table:covered-table-cell table:style-name="ce132"/>
          <table:table-cell table:number-columns-repeated="992"/>
        </table:table-row>
        <table:table-row table:style-name="ro9">
          <table:table-cell table:style-name="ce5" office:value-type="string" table:number-columns-spanned="1" table:number-rows-spanned="3">
            <text:p>Код </text:p>
          </table:table-cell>
          <table:table-cell table:style-name="ce36" office:value-type="string" table:number-columns-spanned="1" table:number-rows-spanned="3">
            <text:p>Предмет иска</text:p>
          </table:table-cell>
          <table:table-cell table:style-name="ce36" office:value-type="string" table:number-columns-spanned="2" table:number-rows-spanned="2">
            <text:p>Всего рассмотрено исков</text:p>
          </table:table-cell>
          <table:covered-table-cell table:style-name="ce72"/>
          <table:table-cell table:style-name="ce36" office:value-type="string" table:number-columns-spanned="12" table:number-rows-spanned="1">
            <text:p>Удовлетворено </text:p>
          </table:table-cell>
          <table:covered-table-cell table:number-columns-repeated="10" table:style-name="ce88"/>
          <table:covered-table-cell table:style-name="ce89"/>
          <table:table-cell table:style-name="ce36" office:value-type="string" table:number-columns-spanned="12" table:number-rows-spanned="1">
            <text:p>Отказано</text:p>
          </table:table-cell>
          <table:covered-table-cell table:number-columns-repeated="10" table:style-name="ce88"/>
          <table:covered-table-cell table:style-name="ce89"/>
          <table:table-cell table:style-name="ce36" office:value-type="string" table:number-columns-spanned="2" table:number-rows-spanned="2">
            <text:p>Прекращено</text:p>
          </table:table-cell>
          <table:covered-table-cell table:style-name="ce72"/>
          <table:table-cell table:style-name="ce36" office:value-type="string" table:number-columns-spanned="2" table:number-rows-spanned="2">
            <text:p><text:s/>Оставлено без рассмотрения</text:p>
          </table:table-cell>
          <table:covered-table-cell table:style-name="ce72"/>
          <table:table-cell table:number-columns-repeated="992"/>
        </table:table-row>
        <table:table-row table:style-name="ro10">
          <table:covered-table-cell table:style-name="ce6"/>
          <table:covered-table-cell table:style-name="ce37"/>
          <table:covered-table-cell table:style-name="ce60"/>
          <table:covered-table-cell table:style-name="ce73"/>
          <table:table-cell table:style-name="ce36" office:value-type="string" table:number-columns-spanned="2" table:number-rows-spanned="1">
            <text:p>Итого</text:p>
          </table:table-cell>
          <table:covered-table-cell table:style-name="ce89"/>
          <table:table-cell table:style-name="ce36" office:value-type="string" table:number-columns-spanned="2" table:number-rows-spanned="1">
            <text:p>суд 1 инстанции</text:p>
          </table:table-cell>
          <table:covered-table-cell table:style-name="ce89"/>
          <table:table-cell table:style-name="ce36" office:value-type="string" table:number-columns-spanned="2" table:number-rows-spanned="1">
            <text:p>апелляционная инстанция</text:p>
          </table:table-cell>
          <table:covered-table-cell table:style-name="ce89"/>
          <table:table-cell table:style-name="ce36" office:value-type="string" table:number-columns-spanned="2" table:number-rows-spanned="1">
            <text:p>кассационная инстанция </text:p>
          </table:table-cell>
          <table:covered-table-cell table:style-name="ce114"/>
          <table:table-cell table:style-name="ce116" office:value-type="string" table:number-columns-spanned="2" table:number-rows-spanned="1">
            <text:p>кассационная инстанция на уровне Судебной коллегии Верховного Суда Российской Федерации</text:p>
          </table:table-cell>
          <table:covered-table-cell table:style-name="ce114"/>
          <table:table-cell table:style-name="ce116" office:value-type="string" table:number-columns-spanned="2" table:number-rows-spanned="1">
            <text:p>надзорная инстанция</text:p>
          </table:table-cell>
          <table:covered-table-cell table:style-name="ce118"/>
          <table:table-cell table:style-name="ce36" office:value-type="string" table:number-columns-spanned="2" table:number-rows-spanned="1">
            <text:p>Итого</text:p>
          </table:table-cell>
          <table:covered-table-cell table:style-name="ce89"/>
          <table:table-cell table:style-name="ce36" office:value-type="string" table:number-columns-spanned="2" table:number-rows-spanned="1">
            <text:p>суд 1 инстанции</text:p>
          </table:table-cell>
          <table:covered-table-cell table:style-name="ce89"/>
          <table:table-cell table:style-name="ce36" office:value-type="string" table:number-columns-spanned="2" table:number-rows-spanned="1">
            <text:p>апелляционная инстанция</text:p>
          </table:table-cell>
          <table:covered-table-cell table:style-name="ce89"/>
          <table:table-cell table:style-name="ce36" office:value-type="string" table:number-columns-spanned="2" table:number-rows-spanned="1">
            <text:p>кассационная инстанция </text:p>
          </table:table-cell>
          <table:covered-table-cell table:style-name="ce114"/>
          <table:table-cell table:style-name="ce36" office:value-type="string" table:number-columns-spanned="2" table:number-rows-spanned="1">
            <text:p>кассационная инстанция на уровне Судебной коллегии Верховного Суда Российской Федерации</text:p>
          </table:table-cell>
          <table:covered-table-cell table:style-name="ce114"/>
          <table:table-cell table:style-name="ce36" office:value-type="string" table:number-columns-spanned="2" table:number-rows-spanned="1">
            <text:p>надзорная инстанция</text:p>
          </table:table-cell>
          <table:covered-table-cell table:style-name="ce89"/>
          <table:covered-table-cell table:style-name="ce60"/>
          <table:covered-table-cell table:style-name="ce73"/>
          <table:covered-table-cell table:style-name="ce60"/>
          <table:covered-table-cell table:style-name="ce73"/>
          <table:table-cell table:number-columns-repeated="992"/>
        </table:table-row>
        <table:table-row table:style-name="ro11">
          <table:covered-table-cell table:style-name="ce7"/>
          <table:covered-table-cell table:style-name="ce38"/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117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117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style-name="ce61" office:value-type="string">
            <text:p>кол-во</text:p>
          </table:table-cell>
          <table:table-cell table:style-name="ce74" office:value-type="string">
            <text:p>сумма</text:p>
          </table:table-cell>
          <table:table-cell table:number-columns-repeated="992"/>
        </table:table-row>
        <table:table-row table:style-name="ro12"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2">
            <text:p>32</text:p>
          </table:table-cell>
          <table:table-cell table:style-name="ce69" table:number-columns-repeated="992"/>
        </table:table-row>
        <table:table-row table:style-name="ro13">
          <table:table-cell table:style-name="ce9"/>
          <table:table-cell table:style-name="ce39" office:value-type="string">
            <text:p>Споры, рассмотренные в арбитражных судах:</text:p>
          </table:table-cell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style-name="ce62"/>
          <table:table-cell table:style-name="ce75"/>
          <table:table-cell table:number-columns-repeated="992"/>
        </table:table-row>
        <table:table-row table:style-name="ro14">
          <table:table-cell table:style-name="ce10" office:value-type="float" office:value="1">
            <text:p>1</text:p>
          </table:table-cell>
          <table:table-cell table:style-name="ce40" office:value-type="string">
            <text:p>Взыскание страховых взносов, пеней и штрафов (в т.ч. территориальный орган ПФР – третье лицо) <text:s/>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 table:number-columns-repeated="4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number-columns-repeated="992"/>
        </table:table-row>
        <table:table-row table:style-name="ro14">
          <table:table-cell table:style-name="ce10" office:value-type="float" office:value="2">
            <text:p>2</text:p>
          </table:table-cell>
          <table:table-cell table:style-name="ce40" office:value-type="string">
            <text:p>Обжалование действий (бездействия), актов, решений территориальных органов ПФР, из них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 table:number-columns-repeated="4"/>
          <table:table-cell table:style-name="ce63"/>
          <table:table-cell table:style-name="ce76"/>
          <table:table-cell table:style-name="ce95"/>
          <table:table-cell table:style-name="ce121"/>
          <table:table-cell table:style-name="ce107" table:number-columns-repeated="2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number-columns-repeated="992"/>
        </table:table-row>
        <table:table-row table:style-name="ro15">
          <table:table-cell table:style-name="ce11" office:value-type="string">
            <text:p>2.1</text:p>
          </table:table-cell>
          <table:table-cell table:style-name="ce41" office:value-type="string">
            <text:p>Обжалование действий (бездействия), актов, решений территориальных органов ПФР и их должностных лиц в рамках </text:p>
            <text:p>абз. 3 ст. 17 ФЗ № 27-ФЗОбжалование действий (бездействия), актов, решений территориальных органов ПФР и их должностных лиц в рамках </text:p>
            <text:p>абз. 3 ст. 17 ФЗ № 27-ФЗОбжалование действий (бездействия), актов, решений территориальных органов ПФР и их должностных лиц в рамках </text:p>
            <text:p>абз. 3 ст. 17 ФЗ № 27-ФЗОбжалование действий (бездействия), актов, решений территориальных органов ПФР и их должностных лиц в рамках </text:p>
            <text:p>абз. 3 ст. 17 ФЗ № 27-ФЗОбжалование действий (бездействия), актов, решений территориальных органов ПФР и их должностных лиц в рамках </text:p>
            <text:p>абз. 3 ст. 17 ФЗ № 27-ФЗОбжалование действий (бездействия), актов, решений территориальных органов ПФР и их должностных лиц в рамках </text:p>
            <text:p>абз. 3 ст. 17 ФЗ № 27-ФЗ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22"/>
          <table:table-cell table:style-name="ce108" table:number-columns-repeated="2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15">
          <table:table-cell table:style-name="ce11" office:value-type="string">
            <text:p>2.2</text:p>
          </table:table-cell>
          <table:table-cell table:style-name="ce41" office:value-type="string">
            <text:p>Обжалование действий (бездействия), актов, решений территориальных органов ПФР и их должностных лиц в рамках <text:s text:c="58"/>абз. 4 ст. 17 ФЗ № 27-ФЗ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22"/>
          <table:table-cell table:style-name="ce108" table:number-columns-repeated="2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16">
          <table:table-cell table:style-name="ce12" office:value-type="float" office:value="3">
            <text:p>3</text:p>
          </table:table-cell>
          <table:table-cell table:style-name="ce40" office:value-type="string">
            <text:p/>
            <text:p>Индивидуальные сведения и иная информация <text:s text:c="23"/>(Федеральный закон от 1 апреля 1996 г. № 27-ФЗ), из них:</text:p>
            <text:p/>
            <text:p>Индивидуальные сведения и иная информация <text:s text:c="23"/>(Федеральный закон от 1 апреля 1996 г. № 27-ФЗ), из них:</text:p>
            <text:p/>
            <text:p>Индивидуальные сведения и иная информация <text:s text:c="23"/>(Федеральный закон от 1 апреля 1996 г. № 27-ФЗ), из них:</text:p>
            <text:p/>
            <text:p>Индивидуальные сведения и иная информация <text:s text:c="23"/>(Федеральный закон от 1 апреля 1996 г. № 27-ФЗ), из них:</text:p>
            <text:p/>
            <text:p>Индивидуальные сведения и иная информация <text:s text:c="23"/>(Федеральный закон от 1 апреля 1996 г. № 27-ФЗ), из них:</text:p>
            <text:p/>
            <text:p>Индивидуальные сведения и иная информация <text:s text:c="23"/>(Федеральный закон от 1 апреля 1996 г. № 27-ФЗ), из них:</text:p>
            <text:p/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 table:number-columns-repeated="4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number-columns-repeated="992"/>
        </table:table-row>
        <table:table-row table:style-name="ro17">
          <table:table-cell table:style-name="ce11" office:value-type="string">
            <text:p>3.1</text:p>
          </table:table-cell>
          <table:table-cell table:style-name="ce41" office:value-type="string">
            <text:p>О внесении изменений в индивидуальные <text:s/>сведения персонифицированного учета застрахованного лица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8">
          <table:table-cell table:style-name="ce12" office:value-type="float" office:value="4">
            <text:p>4</text:p>
          </table:table-cell>
          <table:table-cell table:style-name="ce40" office:value-type="string">
            <text:p>Дела о банкротстве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5">
          <table:table-cell table:style-name="ce11" office:value-type="string">
            <text:p>4.1</text:p>
          </table:table-cell>
          <table:table-cell table:style-name="ce42" office:value-type="string">
            <text:p>Об оспаривании сделок</text:p>
          </table:table-cell>
          <table:table-cell table:style-name="ce63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5">
          <table:table-cell table:style-name="ce13"/>
          <table:table-cell table:style-name="ce43" office:value-type="string">
            <text:p>Споры, рассмотренные в судах общей юрисдикции:</text:p>
          </table:table-cell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style-name="ce65"/>
          <table:table-cell table:style-name="ce77"/>
          <table:table-cell table:number-columns-repeated="992"/>
        </table:table-row>
        <table:table-row table:style-name="ro19">
          <table:table-cell table:style-name="ce14" office:value-type="float" office:value="5">
            <text:p>5</text:p>
          </table:table-cell>
          <table:table-cell table:style-name="ce40" office:value-type="string">
            <text:p>Обжалование действий (бездействий), актов, решений территориальных органов ПФР и их должностных лиц в рамках Федерального закона от 1 апреля 1996 г. <text:s/>№ 27-ФЗ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0">
          <table:table-cell table:style-name="ce14" office:value-type="float" office:value="6">
            <text:p>6</text:p>
          </table:table-cell>
          <table:table-cell table:style-name="ce40" office:value-type="string">
            <text:p>Взыскание страховых взносов, пеней и штрафов (в т.ч. территориальный орган ПФР – третье лицо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1">
          <table:table-cell table:style-name="ce14" office:value-type="float" office:value="7">
            <text:p>7</text:p>
          </table:table-cell>
          <table:table-cell table:style-name="ce40" office:value-type="string">
            <text:p>Отношения, возникающие из договоров об обязательном пенсионном страховании <text:s text:c="151"/>(Федеральный закон от 7 мая 1998 г. № 75-ФЗ)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2">
          <table:table-cell table:style-name="ce15" office:value-type="string">
            <text:p>7.1</text:p>
          </table:table-cell>
          <table:table-cell table:style-name="ce44" office:value-type="string">
            <text:p>О признании договора об обязательном пенсионном страховании недействительным и (или) внесении изменений в <text:s text:c="75"/>Единый реестр застрахованных лиц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3">
          <table:table-cell table:style-name="ce14" office:value-type="float" office:value="8">
            <text:p>8</text:p>
          </table:table-cell>
          <table:table-cell table:style-name="ce40" office:value-type="string">
            <text:p>Компенсация расходов на оплату стоимости проезда пенсионерам, являющимся получателями страховых пенсий по старости и по инвалидности, к месту отдыха и обратно <text:s text:c="63"/>(ст. 34 Закона Российской Федерации <text:s text:c="62"/>от 19 февраля 1993 г. <text:s/>№ 4520-1)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4">
          <table:table-cell table:style-name="ce15" office:value-type="string">
            <text:p>8.1</text:p>
          </table:table-cell>
          <table:table-cell table:style-name="ce44" office:value-type="string">
            <text:p>О взыскании компенсации стоимости проезда к месту отдыха за пределы Российской Федерации</text:p>
          </table:table-cell>
          <table:table-cell table:style-name="ce64"/>
          <table:table-cell table:style-name="ce76"/>
          <table:table-cell table:style-name="ce85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5">
          <table:table-cell table:style-name="ce11" office:value-type="string">
            <text:p>8.2</text:p>
          </table:table-cell>
          <table:table-cell table:style-name="ce41" office:value-type="string">
            <text:p>О взыскании компенсации стоимости проезда к месту отдыха на личном автотранспорте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6">
          <table:table-cell table:style-name="ce14" office:value-type="float" office:value="9">
            <text:p>9</text:p>
          </table:table-cell>
          <table:table-cell table:style-name="ce40" office:value-type="string">
            <text:p>О взыскании расходов, связанных с переездом из районов Крайнего Севера и приравненных к ним местностей, лицам, являющимся получателями страховых пенсий и (или) пенсий по государственному пенсионному обеспечению, и членам их семей (ст. 35 Закона Российской Федерации </text:p>
            <text:p>от 19 февраля 1993 г. № 4520-1)</text:p>
            <text:p>О взыскании расходов, связанных с переездом из районов Крайнего Севера и приравненных к ним местностей, лицам, являющимся получателями страховых пенсий и (или) пенсий по государственному пенсионному обеспечению, и членам их семей (ст. 35 Закона Российской Федерации </text:p>
            <text:p>от 19 февраля 1993 г. № 4520-1)</text:p>
            <text:p>О взыскании расходов, связанных с переездом из районов Крайнего Севера и приравненных к ним местностей, лицам, являющимся получателями страховых пенсий и (или) пенсий по государственному пенсионному обеспечению, и членам их семей (ст. 35 Закона Российской Федерации </text:p>
            <text:p>от 19 февраля 1993 г. № 4520-1)</text:p>
            <text:p>О взыскании расходов, связанных с переездом из районов Крайнего Севера и приравненных к ним местностей, лицам, являющимся получателями страховых пенсий и (или) пенсий по государственному пенсионному обеспечению, и членам их семей (ст. 35 Закона Российской Федерации </text:p>
            <text:p>от 19 февраля 1993 г. № 4520-1)</text:p>
            <text:p>О взыскании расходов, связанных с переездом из районов Крайнего Севера и приравненных к ним местностей, лицам, являющимся получателями страховых пенсий и (или) пенсий по государственному пенсионному обеспечению, и членам их семей (ст. 35 Закона Российской Федерации </text:p>
            <text:p>от 19 февраля 1993 г. № 4520-1)</text:p>
            <text:p/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5">
          <table:table-cell table:style-name="ce10" office:value-type="float" office:value="10">
            <text:p>10</text:p>
          </table:table-cell>
          <table:table-cell table:style-name="ce40" office:value-type="string">
            <text:p>Иски о назначении, перерасчете и выплате пенсий и иных <text:s text:c="41"/>социальных выплат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7">
          <table:table-cell table:style-name="ce11" office:value-type="string">
            <text:p>10.1</text:p>
          </table:table-cell>
          <table:table-cell table:style-name="ce41" office:value-type="string">
            <text:p>Индексация и валоризация <text:s/>пенсий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6">
          <table:table-cell table:style-name="ce16" office:value-type="string">
            <text:p>10.2</text:p>
          </table:table-cell>
          <table:table-cell table:style-name="ce41" office:value-type="string">
            <text:p>Установление досрочных пенсий по ст. 30 Федерального закона <text:s text:c="44"/>от 28 декабря 2013 г. № 400-ФЗ, из них: <text:s text:c="3"/>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">
          <table:table-cell table:style-name="ce17" office:value-type="string">
            <text:p>10.2.1</text:p>
          </table:table-cell>
          <table:table-cell table:style-name="ce44" office:value-type="string">
            <text:p>по п. 1 и п. 2 ч. 1 ст. 30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">
          <table:table-cell table:style-name="ce17" office:value-type="string">
            <text:p>10.2.2</text:p>
          </table:table-cell>
          <table:table-cell table:style-name="ce44" office:value-type="string">
            <text:p>по п. 19 и п. 20 ч. 1 ст. 30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7">
          <table:table-cell table:style-name="ce16" office:value-type="string">
            <text:p>10.3</text:p>
          </table:table-cell>
          <table:table-cell table:style-name="ce41" office:value-type="string">
            <text:p>Установление страховой пенсии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8">
          <table:table-cell table:style-name="ce17" office:value-type="string">
            <text:p>10.3.1</text:p>
          </table:table-cell>
          <table:table-cell table:style-name="ce41" office:value-type="string">
            <text:p>О праве на назначение пенсий (кроме ст. 30 ФЗ № 400-ФЗ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5">
          <table:table-cell table:style-name="ce17" office:value-type="string">
            <text:p>10.3.2</text:p>
          </table:table-cell>
          <table:table-cell table:style-name="ce41" office:value-type="string">
            <text:p>Об исчислении размера пенсии, перерасчете пенсии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9">
          <table:table-cell table:style-name="ce17" office:value-type="string">
            <text:p>10.3.3</text:p>
          </table:table-cell>
          <table:table-cell table:style-name="ce41" office:value-type="string">
            <text:p>О сроках назначения пенс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0">
          <table:table-cell table:style-name="ce17" office:value-type="string">
            <text:p>10.3.4</text:p>
          </table:table-cell>
          <table:table-cell table:style-name="ce41" office:value-type="string">
            <text:p>О праве на повышенную фиксированную выплату к страховой пенсии <text:s text:c="7"/>(ч. 14 ст. 17 ФЗ № 400-ФЗ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7">
          <table:table-cell table:style-name="ce16" office:value-type="string">
            <text:p>10.4</text:p>
          </table:table-cell>
          <table:table-cell table:style-name="ce41" office:value-type="string">
            <text:p>Выплата пенс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1">
          <table:table-cell table:style-name="ce16" office:value-type="string">
            <text:p>10.5</text:p>
          </table:table-cell>
          <table:table-cell table:style-name="ce41" office:value-type="string">
            <text:p>Компенсационные и ежемесячные выплаты трудоспособному лицу, доплаты к пенсии и иные социальные выплаты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4">
          <table:table-cell table:style-name="ce18" office:value-type="string">
            <text:p>10.6</text:p>
          </table:table-cell>
          <table:table-cell table:style-name="ce41" office:value-type="string">
            <text:p>Иски об установлении, перерасчете и выплате федеральной социальной доплаты к пенс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9">
          <table:table-cell table:style-name="ce18" office:value-type="string">
            <text:p>10.7</text:p>
          </table:table-cell>
          <table:table-cell table:style-name="ce41" office:value-type="string">
            <text:p>Споры, связанные с выплатой накопительной <text:s/>пенс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9">
          <table:table-cell table:style-name="ce19" office:value-type="float" office:value="11">
            <text:p>11</text:p>
          </table:table-cell>
          <table:table-cell table:style-name="ce40" office:value-type="string">
            <text:p>Споры, связанные с софинансированием средств пенсионных накоплений (Федеральный закон от 30 апреля 2008 г. № 56-ФЗ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2">
          <table:table-cell table:style-name="ce19" office:value-type="float" office:value="12">
            <text:p>12</text:p>
          </table:table-cell>
          <table:table-cell table:style-name="ce40" office:value-type="string">
            <text:p>Реализация Федерального закона от 29 декабря 2006 г. <text:s text:c="22"/>№ 256-ФЗ <text:s/>«О дополнительных мерах государственной поддержки семей, имеющих детей»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3">
          <table:table-cell table:style-name="ce16" office:value-type="string">
            <text:p>12.1</text:p>
          </table:table-cell>
          <table:table-cell table:style-name="ce41" office:value-type="string">
            <text:p>Об обжаловании решения<text:span text:style-name="T1"> </text:span><text:span text:style-name="T2">об отказе в выдаче государственного </text:span><text:span text:style-name="T2">сертификата на материнский (семейный) капитал <text:s text:c="27"/></text:span><text:span text:style-name="T2"><text:s text:c="25"/>(ч. 6 ст. 5 ФЗ № 256-ФЗ)Об обжаловании решения</text:span><text:span text:style-name="T1"> </text:span><text:span text:style-name="T2">об отказе в выдаче государственного сертификата на </text:span><text:span text:style-name="T2">материнский (семейный) капитал <text:s text:c="52"/></text:span><text:span text:style-name="T2">(ч. 6 ст. 5 ФЗ № 256-ФЗ)Об обжаловании решения</text:span><text:span text:style-name="T1"> </text:span><text:span text:style-name="T2">об отказе в </text:span><text:span text:style-name="T2">выдаче государственного сертификата на материнский </text:span><text:span text:style-name="T2">(семейный) капитал <text:s text:c="52"/>(ч. 6 ст. 5 ФЗ </text:span><text:span text:style-name="T2">№ 256-ФЗ)Об обжаловании решения</text:span><text:span text:style-name="T1"> </text:span><text:span text:style-name="T2">об отказе в выдаче </text:span><text:span text:style-name="T2">государственного сертификата на материнский (семейный) </text:span><text:span text:style-name="T2">капитал <text:s text:c="52"/>(ч. 6 ст. 5 ФЗ № 256-ФЗ)</text:span>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2">
          <table:table-cell table:style-name="ce16" office:value-type="string">
            <text:p>12.2.</text:p>
          </table:table-cell>
          <table:table-cell table:style-name="ce41" office:value-type="string">
            <text:p>Об обжаловании решений об отказе в удовлетворении заявления о распоряжении средствами (частью средств) материнского (семейного) капитала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4">
          <table:table-cell table:style-name="ce17" office:value-type="string">
            <text:p>12.2.1</text:p>
          </table:table-cell>
          <table:table-cell table:style-name="ce44" office:value-type="string">
            <text:p>Об обжаловании решений об отказе в удовлетворении заявления о распоряжении <text:s/>средствами (частью средств) материнского <text:s/>(семейного) капитала (ст. 10 ФЗ № 256-ФЗ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5">
          <table:table-cell table:style-name="ce17" office:value-type="string">
            <text:p>12.3</text:p>
          </table:table-cell>
          <table:table-cell table:style-name="ce44" office:value-type="string">
            <text:p>О восстановлении права на дополнительные меры государственной <text:s/>поддержки и зачислении средств материнского (семейного) <text:s/>капитала на лицевой счет владельца государственного сертификата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6">
          <table:table-cell table:style-name="ce20" office:value-type="string">
            <text:p>13</text:p>
          </table:table-cell>
          <table:table-cell table:style-name="ce40" office:value-type="string">
            <text:p>Реализация Федерального закона от 28 декабря 2017 г. <text:s text:c="38"/>№ 418-ФЗ «О ежемесячных выплатах семьям, имеющим детей»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2">
          <table:table-cell table:style-name="ce20" office:value-type="string">
            <text:p>14</text:p>
          </table:table-cell>
          <table:table-cell table:style-name="ce45" office:value-type="string">
            <text:p>Реализация Указа Президента Российской Федерации <text:s/>от <text:s text:c="31"/>7 апреля 2020 г. № 249 «О дополнительных мерах поддержки семей, имеющих детей»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98" table:number-columns-repeated="3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19">
          <table:table-cell table:style-name="ce20" office:value-type="string">
            <text:p>15</text:p>
          </table:table-cell>
          <table:table-cell table:style-name="ce40" office:value-type="string">
            <text:p>Споры по Федеральному закону от 15 декабря 2001 г. <text:s text:c="47"/>№ 166-ФЗ <text:s/>«О государственном пенсионном обеспечении в <text:s text:c="18"/>Российской Федерации»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7">
          <table:table-cell table:style-name="ce20" office:value-type="string">
            <text:p>16</text:p>
          </table:table-cell>
          <table:table-cell table:style-name="ce40" office:value-type="string">
            <text:p>Споры, возникающие по вопросам применения законодательства Российской Федерации о противодействии коррупц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15">
          <table:table-cell table:style-name="ce20" office:value-type="string">
            <text:p>17</text:p>
          </table:table-cell>
          <table:table-cell table:style-name="ce40" office:value-type="string">
            <text:p>Об обжаловании решений, действий (бездействия) при оказании <text:s/>территориальными органами ПФР и их должностными лицами государственных услуг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8">
          <table:table-cell table:style-name="ce20" office:value-type="string">
            <text:p>18</text:p>
          </table:table-cell>
          <table:table-cell table:style-name="ce40" office:value-type="string">
            <text:p>Споры, связанные с осуществлением <text:s/>территориальными органами ПФР мероприятий по реализации государственной программы Российской Федерации «Доступная среда»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39">
          <table:table-cell table:style-name="ce16" office:value-type="string">
            <text:p>18.1</text:p>
          </table:table-cell>
          <table:table-cell table:style-name="ce44" office:value-type="string">
            <text:p>Иски органов прокуратуры, связанные с реализацией территориальными органами ПФР мероприятий по реализации государственной программы Российской Федерации <text:s text:c="8"/>«Доступная среда»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0">
          <table:table-cell table:style-name="ce20" office:value-type="string">
            <text:p>19</text:p>
          </table:table-cell>
          <table:table-cell table:style-name="ce46" office:value-type="string">
            <text:p>Споры, связанные с реализацией постановления Правительства Российской Федерации от 16 июля 2016 г. <text:s text:c="20"/>№ 674 «О формировании и ведении федерального реестра инвалидов и об использовании содержащихся в нем сведений»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41">
          <table:table-cell table:style-name="ce16" office:value-type="string">
            <text:p>19.1</text:p>
          </table:table-cell>
          <table:table-cell table:style-name="ce47" office:value-type="string">
            <text:p><text:a xlink:href="http://www.consultant.ru/document/cons_doc_LAW_300850/9f5fbd89acd2e5dede9805ccc99176d3915a449d/#dst100375">Непредставление должностным лицом сведений, подлежащих включению в федеральный реестр инвалидов, неразмещение или нарушение установленных законодательством Российской Федерации порядка и (или) сроков размещения в данном реестре указанных сведений, размещение указанных сведений в данном реестре не в полном объеме либо размещение в данном реестре заведомо недостоверных сведений</text:a>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2">
          <table:table-cell table:style-name="ce20" office:value-type="string">
            <text:p>20</text:p>
          </table:table-cell>
          <table:table-cell table:style-name="ce40" office:value-type="string">
            <text:p>Споры, связанные с реализацией постановления Правительства Российской Федерации от <text:s text:c="42"/>14 февраля 2017 г. № 181 <text:s/>«О единой государственной информационной системе социального обеспечения»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43">
          <table:table-cell table:style-name="ce21" office:value-type="string">
            <text:p>21</text:p>
          </table:table-cell>
          <table:table-cell table:style-name="ce40" office:value-type="string">
            <text:p>Трудовые споры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43">
          <table:table-cell table:style-name="ce22" office:value-type="string">
            <text:p>21.1</text:p>
          </table:table-cell>
          <table:table-cell table:style-name="ce44" office:value-type="string">
            <text:p>О <text:s/>восстановлении на работе и оплате за время вынужденного прогула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8">
          <table:table-cell table:style-name="ce16" office:value-type="string">
            <text:p>21.2</text:p>
          </table:table-cell>
          <table:table-cell table:style-name="ce44" office:value-type="string">
            <text:p>О взыскании заработной платы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8">
          <table:table-cell table:style-name="ce17" office:value-type="string">
            <text:p>21.3</text:p>
          </table:table-cell>
          <table:table-cell table:style-name="ce44" office:value-type="string">
            <text:p>Об оспаривании дисциплинарного взыскания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0">
          <table:table-cell table:style-name="ce17" office:value-type="string">
            <text:p>21.4</text:p>
          </table:table-cell>
          <table:table-cell table:style-name="ce44" office:value-type="string">
            <text:p>О взыскании компенсации стоимости проезда к месту отдыха и обратно работников ПФР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20">
          <table:table-cell table:style-name="ce16" office:value-type="string">
            <text:p>21.5</text:p>
          </table:table-cell>
          <table:table-cell table:style-name="ce41" office:value-type="string">
            <text:p>Об обжаловании увольнения по п.п. 1, 2 ст. 81 Трудового кодекса Российской Федераци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2">
          <table:table-cell table:style-name="ce20" office:value-type="string">
            <text:p>22</text:p>
          </table:table-cell>
          <table:table-cell table:style-name="ce40" office:value-type="string">
            <text:p>Споры, связанные с финансово-хозяйственной деятельностью территориальных органов ПФР, а также споры, вытекающие из договоров (государственных контрактов)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44">
          <table:table-cell table:style-name="ce17" office:value-type="string">
            <text:p>22.1</text:p>
          </table:table-cell>
          <table:table-cell table:style-name="ce44" office:value-type="string">
            <text:p>О признании торгов недействительными по иску заинтересованного лица и о применении последствий недействительности государственного контракта, заключенного по результатам <text:s/>таких торгов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34">
          <table:table-cell table:style-name="ce17" office:value-type="string">
            <text:p>22.2</text:p>
          </table:table-cell>
          <table:table-cell table:style-name="ce44" office:value-type="string">
            <text:p>О признании недействительными договоров (государственных контрактов) и применении последствий недействительной сделки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5">
          <table:table-cell table:style-name="ce17" office:value-type="string">
            <text:p>22.3</text:p>
          </table:table-cell>
          <table:table-cell table:style-name="ce44" office:value-type="string">
            <text:p>О расторжении договора (государственного контракта) и взыскании неустойки, штрафа, пеней за неисполнение или ненадлежащее исполнение обязательств по договору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5">
          <table:table-cell table:style-name="ce17" office:value-type="string">
            <text:p>22.4</text:p>
          </table:table-cell>
          <table:table-cell table:style-name="ce44" office:value-type="string">
            <text:p>О взыскании с заказчика сумм задолженности по оплате поставленного товара, выполненных работ, оказанных услуг по договору (государственному контракту) <text:s text:c="2"/>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6">
          <table:table-cell table:style-name="ce16" office:value-type="string">
            <text:p>22.5</text:p>
          </table:table-cell>
          <table:table-cell table:style-name="ce44" office:value-type="string">
            <text:p>О взыскании с заказчика сумм неустоек (штрафов, пеней) в случае просрочки исполнения заказчиком обязательств, предусмотренных государственным контрактом, а также в иных случаях неисполнения или ненадлежащего исполнения заказчиком обязательств, предусмотренных государственным контрактом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7">
          <table:table-cell table:style-name="ce22" office:value-type="string">
            <text:p>22.6</text:p>
          </table:table-cell>
          <table:table-cell table:style-name="ce41" office:value-type="string">
            <text:p>О взыскании с заказчика процентов за пользование чужими денежными средствами, начисленных на сумму задолженности по государственному контракту, которая взыскана с ПФР на основании решения суда, вступившего в законную силу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9">
          <table:table-cell table:style-name="ce22" office:value-type="string">
            <text:p>22.7</text:p>
          </table:table-cell>
          <table:table-cell table:style-name="ce44" office:value-type="string">
            <text:p>О взыскании неосновательного обогащения в связи с поставкой товара, выполнением работ, оказанием услуг в отсутствии <text:s text:c="74"/>государственного контракта <text:s/>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18">
          <table:table-cell table:style-name="ce22" office:value-type="string">
            <text:p>22.8</text:p>
          </table:table-cell>
          <table:table-cell table:style-name="ce44" office:value-type="string">
            <text:p>О взыскании убытков (упущенной выгоды), причиненных незаконным отклонением заявки участника закупки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 table:number-columns-repeated="4"/>
          <table:table-cell table:style-name="ce64"/>
          <table:table-cell table:style-name="ce76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style-name="ce97"/>
          <table:table-cell table:style-name="ce109"/>
          <table:table-cell table:number-columns-repeated="992"/>
        </table:table-row>
        <table:table-row table:style-name="ro48">
          <table:table-cell table:style-name="ce18" office:value-type="string">
            <text:p>22.9</text:p>
          </table:table-cell>
          <table:table-cell table:style-name="ce41" office:value-type="string">
            <text:p>Взыскание по ДТП </text:p>
          </table:table-cell>
          <table:table-cell table:style-name="ce66"/>
          <table:table-cell table:style-name="ce78"/>
          <table:table-cell table:style-name="ce66"/>
          <table:table-cell table:style-name="ce78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66"/>
          <table:table-cell table:style-name="ce78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number-columns-repeated="992"/>
        </table:table-row>
        <table:table-row table:style-name="ro49">
          <table:table-cell table:style-name="ce23"/>
          <table:table-cell table:style-name="ce48" office:value-type="string">
            <text:p>ВСЕГО </text:p>
          </table:table-cell>
          <table:table-cell table:style-name="ce67"/>
          <table:table-cell table:style-name="ce79"/>
          <table:table-cell table:style-name="ce67"/>
          <table:table-cell table:style-name="ce79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style-name="ce100" table:number-columns-repeated="4"/>
          <table:table-cell table:style-name="ce67"/>
          <table:table-cell table:style-name="ce79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style-name="ce100"/>
          <table:table-cell table:style-name="ce112"/>
          <table:table-cell table:number-columns-repeated="992"/>
        </table:table-row>
        <table:table-row table:style-name="ro50">
          <table:table-cell table:style-name="ce24"/>
          <table:table-cell table:style-name="ce49" office:value-type="string">
            <text:p>Частные определения судов 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51">
          <table:table-cell table:style-name="ce19" office:value-type="float" office:value="23">
            <text:p>23</text:p>
          </table:table-cell>
          <table:table-cell table:style-name="ce50" office:value-type="string">
            <text:p>О взыскании средств пенсионных накоплений (накопительной <text:s/>пенсии) правопреемниками умерших <text:s/>застрахованных лиц <text:s/>(восстановление срока для обращения за выплатой СПН)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24">
          <table:table-cell table:style-name="ce21" office:value-type="string">
            <text:p>24</text:p>
          </table:table-cell>
          <table:table-cell table:style-name="ce51" office:value-type="string">
            <text:p>Дела особого производства (территориальный органы ПФР - заинтересованное лицо), из них:</text:p>
          </table:table-cell>
          <table:table-cell table:style-name="ce64"/>
          <table:table-cell table:style-name="ce76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 table:number-columns-repeated="4"/>
          <table:table-cell table:style-name="ce64"/>
          <table:table-cell table:style-name="ce76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style-name="ce98"/>
          <table:table-cell table:style-name="ce110"/>
          <table:table-cell table:number-columns-repeated="992"/>
        </table:table-row>
        <table:table-row table:style-name="ro16">
          <table:table-cell table:style-name="ce16" office:value-type="string">
            <text:p>24.1</text:p>
          </table:table-cell>
          <table:table-cell table:style-name="ce41" office:value-type="string">
            <text:p>Установление фактов, имеющих юридическое значение (территориальный орган ПФР – заинтересованное лицо) 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63"/>
          <table:table-cell table:style-name="ce76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style-name="ce101"/>
          <table:table-cell table:style-name="ce113"/>
          <table:table-cell table:number-columns-repeated="992"/>
        </table:table-row>
        <table:table-row table:style-name="ro52">
          <table:table-cell table:style-name="ce21" office:value-type="string">
            <text:p>25</text:p>
          </table:table-cell>
          <table:table-cell table:style-name="ce52" office:value-type="string">
            <text:p>Судебные расходы, в т.ч.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 table:number-columns-repeated="4"/>
          <table:table-cell table:style-name="ce63"/>
          <table:table-cell table:style-name="ce76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style-name="ce95"/>
          <table:table-cell table:style-name="ce107"/>
          <table:table-cell table:number-columns-repeated="992"/>
        </table:table-row>
        <table:table-row table:style-name="ro53">
          <table:table-cell table:style-name="ce22" office:value-type="string">
            <text:p>25.1</text:p>
          </table:table-cell>
          <table:table-cell table:style-name="ce53" office:value-type="string">
            <text:p>Оплата госпошлины (арбитраж)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53">
          <table:table-cell table:style-name="ce22" office:value-type="string">
            <text:p>25.2</text:p>
          </table:table-cell>
          <table:table-cell table:style-name="ce53" office:value-type="string">
            <text:p>Оплата услуг представителя (арбитраж)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1">
          <table:table-cell table:style-name="ce22" office:value-type="string">
            <text:p>25.3</text:p>
          </table:table-cell>
          <table:table-cell table:style-name="ce53" office:value-type="string">
            <text:p>Иные судебные издержки (арбитраж)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53">
          <table:table-cell table:style-name="ce22" office:value-type="string">
            <text:p>25.4</text:p>
          </table:table-cell>
          <table:table-cell table:style-name="ce53" office:value-type="string">
            <text:p>Оплата госпошлины (общая юрисдикция)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1">
          <table:table-cell table:style-name="ce22" office:value-type="string">
            <text:p>25.5</text:p>
          </table:table-cell>
          <table:table-cell table:style-name="ce53" office:value-type="string">
            <text:p>Оплата услуг представителя (общая юрисдикция)</text:p>
          </table:table-cell>
          <table:table-cell table:style-name="ce63"/>
          <table:table-cell table:style-name="ce76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 table:number-columns-repeated="4"/>
          <table:table-cell table:style-name="ce63"/>
          <table:table-cell table:style-name="ce76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style-name="ce96"/>
          <table:table-cell table:style-name="ce108"/>
          <table:table-cell table:number-columns-repeated="992"/>
        </table:table-row>
        <table:table-row table:style-name="ro1">
          <table:table-cell table:style-name="ce25" office:value-type="string">
            <text:p>25.6</text:p>
          </table:table-cell>
          <table:table-cell table:style-name="ce53" office:value-type="string">
            <text:p>Иные судебные издержки (общая юрисдикция)</text:p>
          </table:table-cell>
          <table:table-cell table:style-name="ce68"/>
          <table:table-cell table:style-name="ce80"/>
          <table:table-cell table:style-name="ce68"/>
          <table:table-cell table:style-name="ce80"/>
          <table:table-cell table:style-name="ce102" table:number-columns-repeated="5"/>
          <table:table-cell table:style-name="ce115"/>
          <table:table-cell table:style-name="ce102" table:number-columns-repeated="3"/>
          <table:table-cell table:style-name="ce115"/>
          <table:table-cell table:style-name="ce119"/>
          <table:table-cell table:style-name="ce120"/>
          <table:table-cell table:style-name="ce102" table:number-columns-repeated="14"/>
          <table:table-cell table:number-columns-repeated="992"/>
        </table:table-row>
        <table:table-row table:style-name="ro48">
          <table:table-cell table:style-name="ce26"/>
          <table:table-cell table:style-name="ce54"/>
          <table:table-cell table:number-columns-repeated="1022"/>
        </table:table-row>
        <table:table-row table:style-name="ro54">
          <table:table-cell table:style-name="ce27" office:value-type="string" table:number-columns-spanned="32" table:number-rows-spanned="1">
            <text:p>Управляющий Отделением ПФР/Начальник структурного подразделения Исполнительной дирекции ПФР <text:s text:c="77"/>_____________(подпись) Ф.И.О.</text:p>
          </table:table-cell>
          <table:covered-table-cell table:number-columns-repeated="31" table:style-name="ce55"/>
          <table:table-cell table:number-columns-repeated="992"/>
        </table:table-row>
        <table:table-row table:style-name="ro53">
          <table:table-cell table:style-name="ce28"/>
          <table:table-cell table:style-name="ce56"/>
          <table:table-cell table:number-columns-repeated="1022"/>
        </table:table-row>
        <table:table-row table:style-name="ro17">
          <table:table-cell table:style-name="ce29" office:value-type="string" table:number-columns-spanned="32" table:number-rows-spanned="1">
            <text:p>Исполнитель: ФИО ____________________________________, тел. ___________________________________</text:p>
          </table:table-cell>
          <table:covered-table-cell table:number-columns-repeated="31" table:style-name="ce57"/>
          <table:table-cell table:number-columns-repeated="992"/>
        </table:table-row>
        <table:table-row table:style-name="ro55">
          <table:table-cell table:number-columns-repeated="1024"/>
        </table:table-row>
        <table:table-row table:style-name="ro55">
          <table:table-cell table:number-columns-repeated="2"/>
          <table:table-cell table:style-name="ce30"/>
          <table:table-cell table:style-name="ce82"/>
          <table:table-cell table:style-name="ce30" table:number-columns-repeated="28"/>
          <table:table-cell table:number-columns-repeated="992"/>
        </table:table-row>
        <table:table-row table:style-name="ro55" table:number-rows-repeated="22">
          <table:table-cell table:number-columns-repeated="1024"/>
        </table:table-row>
        <table:table-row table:style-name="ro56">
          <table:table-cell table:number-columns-repeated="2"/>
          <table:table-cell table:style-name="ce30" table:number-columns-repeated="30"/>
          <table:table-cell table:number-columns-repeated="992"/>
        </table:table-row>
        <table:table-row table:style-name="ro55" table:visibility="collapse" table:number-rows-repeated="15">
          <table:table-cell table:number-columns-repeated="2"/>
          <table:table-cell table:style-name="ce30" table:number-columns-repeated="30"/>
          <table:table-cell table:number-columns-repeated="992"/>
        </table:table-row>
        <table:table-row table:style-name="ro55" table:number-rows-repeated="1048443">
          <table:table-cell table:number-columns-repeated="1024"/>
        </table:table-row>
        <table:table-row table:style-name="ro5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000" number:language="ru" number:country="RU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1" number:min-integer-digits="1" number:grouping="true"/>
      <number:text>р.</number:text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" style:display-name="Обычный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.499cm" fo:margin-right="1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8.05.2020</text:date>, <text:time>13:32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OpenOffice/4.1.3$Win32 OpenOffice.org_project/413m1$Build-9783</meta:generator>
  </office:meta>
</office:document-meta>
</file>